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1cm 15.7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machine ne puisse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 exter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non labellisées. De préférence des chiffres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numpy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ontraction de Panel Data</text:span></text:p>
              </text:list-item>
              <text:list-item>
                <text:p text:style-name="P13"><text:span text:style-name="T6">Intègre des fonctionnalités de numpy</text:span></text:p>
              </text:list-item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pandas.ipynb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draw:frame presentation:style-name="pr12" draw:text-style-name="P23" draw:layer="layout" svg:width="25.198cm" svg:height="12.191cm" svg:x="1.4cm" svg:y="1.713cm">
          <draw:text-box>
            <text:p><text:span text:style-name="T1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5T08:27:35.987000000</dc:date>
    <meta:editing-duration>P19DT21H3M58S</meta:editing-duration>
    <meta:editing-cycles>921</meta:editing-cycles>
    <meta:generator>LibreOffice/6.2.5.2$Windows_X86_64 LibreOffice_project/1ec314fa52f458adc18c4f025c545a4e8b22c159</meta:generator>
    <meta:document-statistic meta:object-count="73"/>
  </office:meta>
</office:document-meta>
</file>